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01cm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objectwithoutfill">
      <style:graphic-properties draw:marker-end="Linienspitzen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cm" loext:decorative="false"/>
      <style:paragraph-properties style:writing-mode="lr-tb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05cm" loext:decorative="false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objectwithoutfill">
      <style:graphic-properties draw:marker-end="Linienspitzen_20_6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Linienspitzen_20_7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89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objectwithoutfill">
      <style:graphic-properties draw:marker-end="Linienspitzen_20_8" draw:marker-end-width="0.3cm" draw:fill="none" draw:textarea-vertical-align="middl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64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758cm" loext:decorative="false"/>
      <style:paragraph-properties style:writing-mode="lr-tb"/>
    </style:style>
    <style:style style:name="gr15" style:family="graphic" style:parent-style-name="standard">
      <style:graphic-properties draw:fill-color="#ff4000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objectwithoutfill">
      <style:graphic-properties draw:marker-end="Linienspitzen_20_10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448cm" loext:decorative="false"/>
      <style:paragraph-properties style:writing-mode="lr-tb"/>
    </style:style>
    <style:style style:name="gr18" style:family="graphic" style:parent-style-name="objectwithoutfill">
      <style:graphic-properties draw:marker-end="Linienspitzen_20_11" draw:marker-end-width="0.3cm" draw:fill="none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643cm" loext:decorative="false"/>
      <style:paragraph-properties style:writing-mode="lr-tb"/>
    </style:style>
    <style:style style:name="gr20" style:family="graphic" style:parent-style-name="objectwithoutfill">
      <style:graphic-properties draw:fill="solid" draw:fill-color="#729fcf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cm" loext:decorative="false"/>
      <style:paragraph-properties style:writing-mode="lr-tb"/>
    </style:style>
    <style:style style:name="gr22" style:family="graphic" style:parent-style-name="objectwithoutfill">
      <style:graphic-properties draw:fill="solid" draw:fill-color="#ffff00" draw:opacity="100%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objectwithoutfill">
      <style:graphic-properties draw:fill="solid" draw:fill-color="#81d41a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13cm" loext:decorative="false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5cm" fo:min-width="1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objectwithoutfill">
      <style:graphic-properties draw:marker-end="Linienspitzen_20_12" draw:marker-end-width="0.3cm"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147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9pt" style:font-size-complex="9pt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solid" draw:fill-color="#ffff00"/>
      <style:paragraph-properties fo:text-align="center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81d41a"/>
      <style:paragraph-properties fo:text-align="center" style:writing-mode="lr-tb"/>
      <style:text-properties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ff4000"/>
      <style:paragraph-properties fo:text-align="center" style:writing-mode="lr-tb"/>
      <style:text-properties fo:font-weight="normal" style:font-weight-asian="normal" style:font-weight-complex="normal"/>
    </style:style>
    <style:style style:name="P10" style:family="paragraph">
      <style:paragraph-properties fo:margin-top="0cm" fo:margin-bottom="0cm" fo:text-align="center"/>
    </style:style>
    <style:style style:name="P11" style:family="paragraph">
      <loext:graphic-properties draw:fill="none"/>
      <style:paragraph-properties fo:margin-top="0cm" fo:margin-bottom="0cm" fo:text-align="center"/>
      <style:text-properties fo:font-size="6pt" style:font-size-asian="6pt" style:font-size-complex="6pt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6pt" style:font-size-asian="6pt" style:font-size-complex="6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solid" draw:fill-color="#729fcf"/>
      <style:paragraph-properties fo:text-align="center" style:writing-mode="lr-tb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ffff00" draw:opacity="100%"/>
      <style:paragraph-properties fo:text-align="center" style:writing-mode="lr-tb"/>
    </style:style>
    <style:style style:name="P21" style:family="paragraph">
      <loext:graphic-properties draw:fill="solid" draw:fill-color="#81d41a"/>
      <style:paragraph-properties fo:text-align="center" style:writing-mode="lr-tb"/>
    </style:style>
    <style:style style:name="P22" style:family="paragraph">
      <loext:graphic-properties draw:fill="none" draw:fill-color="#ffffff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4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5" style:family="paragraph">
      <style:text-properties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4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Noto Sans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01cm" svg:height="0.806cm" svg:x="1.332cm" svg:y="15.293cm">
          <draw:text-box>
            <text:p><text:span text:style-name="T1">Approval of productive plan</text:span></text:p>
          </draw:text-box>
        </draw:frame>
        <draw:custom-shape draw:style-name="gr2" draw:text-style-name="P3" xml:id="id2" draw:id="id2" draw:layer="layout" svg:width="1.5cm" svg:height="1.5cm" svg:x="12.866cm" svg:y="16.602cm">
          <text:p text:style-name="P2"><text:span text:style-name="T2">Company</text:span></text:p>
          <text:p text:style-name="P2"><text:span text:style-name="T2"/></text:p>
          <text:p text:style-name="P2"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66cm" svg:y1="17.35cm" svg:x2="12.866cm" svg:y2="17.352cm" draw:start-shape="id1" draw:start-glue-point="7" draw:end-shape="id2" draw:end-glue-point="5" svg:d="M3066 17350h4901v2h4899" svg:viewBox="0 0 9801 3">
          <text:p text:style-name="P4"><text:span text:style-name="T3">Planned P </text:span></text:p>
          <text:p text:style-name="P4"><text:span text:style-name="T3"/></text:p>
        </draw:connector>
        <draw:custom-shape draw:style-name="gr2" draw:text-style-name="P3" xml:id="id4" draw:id="id4" draw:layer="layout" svg:width="1.5cm" svg:height="1.5cm" svg:x="12.866cm" svg:y="18.352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66cm" svg:y1="19.1cm" svg:x2="12.866cm" svg:y2="19.102cm" draw:start-shape="id3" draw:start-glue-point="7" draw:end-shape="id4" draw:end-glue-point="5" svg:d="M3066 19100h4901v2h4899" svg:viewBox="0 0 9801 3">
          <text:p text:style-name="P4"><text:span text:style-name="T3">Planned <text:s/>R</text:span></text:p>
          <text:p text:style-name="P4"><text:span text:style-name="T3"/></text:p>
        </draw:connector>
        <draw:custom-shape draw:style-name="gr2" draw:text-style-name="P3" xml:id="id6" draw:id="id6" draw:layer="layout" svg:width="1.5cm" svg:height="1.5cm" svg:x="12.866cm" svg:y="20.102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66cm" svg:y1="20.85cm" svg:x2="12.866cm" svg:y2="20.852cm" draw:start-shape="id5" draw:start-glue-point="7" draw:end-shape="id6" draw:end-glue-point="5" svg:d="M3066 20850h4901v2h4899" svg:viewBox="0 0 9801 3">
          <text:p text:style-name="P4"><text:span text:style-name="T3">Planned A </text:span></text:p>
          <text:p text:style-name="P4"><text:span text:style-name="T3"/></text:p>
        </draw:connector>
        <draw:frame draw:style-name="gr4" draw:text-style-name="P1" draw:layer="layout" svg:width="5.51cm" svg:height="0.806cm" svg:x="1.332cm" svg:y="23.286cm">
          <draw:text-box draw:corner-radius="4.5cm">
            <text:p><text:span text:style-name="T1">App</text:span><text:span text:style-name="T1">rova</text:span><text:span text:style-name="T1">l of </text:span><text:span text:style-name="T1">publ</text:span><text:span text:style-name="T1">ic </text:span><text:span text:style-name="T1">plan</text:span></text:p>
          </draw:text-box>
        </draw:frame>
        <draw:custom-shape draw:style-name="gr5" draw:text-style-name="P6" xml:id="id7" draw:id="id7" draw:layer="layout" svg:width="1.5cm" svg:height="1.5cm" svg:x="1.557cm" svg:y="24.743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1.5cm" svg:height="1.5cm" svg:x="12.866cm" svg:y="24.743cm">
          <text:p text:style-name="P2"><text:span text:style-name="T2">Company</text:span></text:p>
          <text:p text:style-name="P2"><text:span text:style-name="T2"/></text:p>
          <text:p text:style-name="P2"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57cm" svg:y1="25.493cm" svg:x2="12.866cm" svg:y2="25.493cm" draw:start-shape="id7" draw:start-glue-point="7" draw:end-shape="id8" draw:end-glue-point="5" svg:d="M3057 25493h9809" svg:viewBox="0 0 9810 1">
          <text:p text:style-name="P4"><text:span text:style-name="T3">Planned P</text:span></text:p>
          <text:p text:style-name="P4"><text:span text:style-name="T3"><text:s/></text:span></text:p>
        </draw:connector>
        <draw:custom-shape draw:style-name="gr5" draw:text-style-name="P6" xml:id="id9" draw:id="id9" draw:layer="layout" svg:width="1.5cm" svg:height="1.5cm" svg:x="1.557cm" svg:y="26.493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1.5cm" svg:height="1.5cm" svg:x="12.866cm" svg:y="26.493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57cm" svg:y1="27.243cm" svg:x2="12.866cm" svg:y2="27.243cm" draw:start-shape="id9" draw:start-glue-point="7" draw:end-shape="id10" draw:end-glue-point="5" svg:d="M3057 27243h9809" svg:viewBox="0 0 9810 1">
          <text:p text:style-name="P4"><text:span text:style-name="T3">Planned R</text:span></text:p>
          <text:p text:style-name="P4"><text:span text:style-name="T3"/></text:p>
        </draw:connector>
        <draw:custom-shape draw:style-name="gr5" draw:text-style-name="P6" xml:id="id11" draw:id="id11" draw:layer="layout" svg:width="1.5cm" svg:height="1.5cm" svg:x="1.557cm" svg:y="28.243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1.5cm" svg:height="1.5cm" svg:x="12.866cm" svg:y="28.243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3.057cm" svg:y1="28.993cm" svg:x2="12.866cm" svg:y2="28.993cm" draw:start-shape="id11" draw:start-glue-point="7" draw:end-shape="id12" draw:end-glue-point="5" svg:d="M3057 28993h9809" svg:viewBox="0 0 9810 1">
          <text:p text:style-name="P4"><text:span text:style-name="T3">Planned A </text:span></text:p>
          <text:p text:style-name="P4"><text:span text:style-name="T3"/></text:p>
        </draw:connector>
        <draw:frame draw:style-name="gr6" draw:text-style-name="P1" draw:layer="layout" svg:width="6.805cm" svg:height="0.806cm" svg:x="1.291cm" svg:y="31.743cm">
          <draw:text-box draw:corner-radius="4.5cm">
            <text:p><text:span text:style-name="T1">Registration of hours worked</text:span></text:p>
          </draw:text-box>
        </draw:frame>
        <draw:custom-shape draw:style-name="gr2" draw:text-style-name="P3" xml:id="id13" draw:id="id13" draw:layer="layout" svg:width="1.5cm" svg:height="1.5cm" svg:x="1.56cm" svg:y="33.275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xml:id="id14" draw:id="id14" draw:layer="layout" svg:width="1.5cm" svg:height="1.5cm" svg:x="12.875cm" svg:y="33.275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xml:id="id16" draw:id="id16" draw:layer="layout" svg:width="1.5cm" svg:height="1.5cm" svg:x="12.875cm" svg:y="35.45cm">
          <text:p text:style-name="P2"><text:span text:style-name="T2">Social Account-ing</text:span></text:p>
          <text:p text:style-name="P2"><text:span text:style-name="T2"/></text:p>
          <text:p text:style-name="P2"><text:span text:style-name="T2">PS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svg:x1="3.06cm" svg:y1="34.025cm" svg:x2="12.875cm" svg:y2="34.025cm" draw:start-shape="id13" draw:start-glue-point="7" draw:end-shape="id14" draw:end-glue-point="5" svg:d="M3060 34025h9815" svg:viewBox="0 0 9816 1">
          <text:p text:style-name="P4"><text:span text:style-name="T3">Worked hours</text:span></text:p>
          <text:p text:style-name="P4"><text:span text:style-name="T3"/></text:p>
        </draw:connector>
        <draw:connector draw:style-name="gr9" draw:text-style-name="P5" draw:layer="layout" draw:type="line" svg:x1="3.06cm" svg:y1="36.15cm" svg:x2="12.875cm" svg:y2="36.2cm" draw:start-shape="id15" draw:start-glue-point="7" draw:end-shape="id16" draw:end-glue-point="5" svg:d="M3060 36150l9815 50" svg:viewBox="0 0 9816 51">
          <text:p text:style-name="P4"><text:span text:style-name="T3">Worked hours * (1- FIC)</text:span></text:p>
          <text:p text:style-name="P4"><text:span text:style-name="T3"/></text:p>
        </draw:connector>
        <draw:frame draw:style-name="gr10" draw:text-style-name="P1" draw:layer="layout" svg:width="4.989cm" svg:height="0.806cm" svg:x="1.375cm" svg:y="38.998cm">
          <draw:text-box draw:corner-radius="4.5cm">
            <text:p><text:span text:style-name="T1">Private consumption</text:span></text:p>
          </draw:text-box>
        </draw:frame>
        <draw:custom-shape draw:style-name="gr7" draw:text-style-name="P7" xml:id="id17" draw:id="id17" draw:layer="layout" svg:width="1.5cm" svg:height="1.5cm" svg:x="1.575cm" svg:y="40.323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8" xml:id="id18" draw:id="id18" draw:layer="layout" svg:width="1.5cm" svg:height="1.5cm" svg:x="12.85cm" svg:y="40.323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3.075cm" svg:y1="41.073cm" svg:x2="12.85cm" svg:y2="41.073cm" draw:start-shape="id17" draw:start-glue-point="7" draw:end-shape="id18" draw:end-glue-point="5" svg:d="M3075 41073h9775" svg:viewBox="0 0 9776 1">
          <text:p text:style-name="P4"><text:span text:style-name="T3">Coop price</text:span></text:p>
          <text:p text:style-name="P4"><text:span text:style-name="T3"/></text:p>
        </draw:connector>
        <draw:frame draw:style-name="gr13" draw:text-style-name="P1" draw:layer="layout" svg:width="12.148cm" svg:height="0.806cm" svg:x="1.525cm" svg:y="49.398cm">
          <draw:text-box draw:corner-radius="4.5cm">
            <text:p><text:span text:style-name="T1">Productive consumption of fixed </text:span><text:span text:style-name="T1">means of production</text:span></text:p>
          </draw:text-box>
        </draw:frame>
        <draw:frame draw:style-name="gr14" draw:text-style-name="P1" draw:layer="layout" svg:width="12.258cm" svg:height="0.806cm" svg:x="1.475cm" svg:y="60.323cm">
          <draw:text-box draw:corner-radius="4.5cm">
            <text:p><text:span text:style-name="T1">Productive consumption of liquid </text:span><text:span text:style-name="T1">means of production</text:span></text:p>
          </draw:text-box>
        </draw:frame>
        <draw:custom-shape draw:style-name="gr15" draw:text-style-name="P9" xml:id="id20" draw:id="id20" draw:layer="layout" svg:width="1.5cm" svg:height="1.5cm" svg:x="12.85cm" svg:y="43.148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1" draw:layer="layout" draw:type="line" svg:x1="3.775cm" svg:y1="43.905cm" svg:x2="12.85cm" svg:y2="43.898cm" draw:start-shape="id19" draw:start-glue-point="7" draw:end-shape="id20" draw:end-glue-point="5" svg:d="M3775 43905l9075-7" svg:viewBox="0 0 9076 8">
          <text:p text:style-name="P10"><text:span text:style-name="T3">Coop price – individual price</text:span></text:p>
          <text:p text:style-name="P10"><text:span text:style-name="T3"/></text:p>
        </draw:connector>
        <draw:custom-shape draw:style-name="gr11" draw:text-style-name="P8" xml:id="id21" draw:id="id21" draw:layer="layout" svg:width="1.5cm" svg:height="1.5cm" svg:x="12.95cm" svg:y="50.71cm">
          <text:p text:style-name="P2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3.116cm" svg:y1="51.46cm" svg:x2="12.95cm" svg:y2="51.46cm" draw:end-shape="id21" draw:end-glue-point="5" svg:d="M3116 51460h9834" svg:viewBox="0 0 9835 1">
          <text:p text:style-name="P4"><text:span text:style-name="T3">Coop price</text:span></text:p>
          <text:p text:style-name="P4"><text:span text:style-name="T3"/></text:p>
        </draw:connector>
        <draw:custom-shape draw:style-name="gr2" draw:text-style-name="P3" draw:layer="layout" svg:width="1.5cm" svg:height="1.5cm" svg:x="1.641cm" svg:y="50.71cm">
          <text:p text:style-name="P2"><text:span text:style-name="T2">Company</text:span></text:p>
          <text:p text:style-name="P2"><text:span text:style-name="T2"/></text:p>
          <text:p text:style-name="P2"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xml:id="id19" draw:id="id19" draw:layer="layout" svg:width="1.5cm" svg:height="1.5cm" svg:x="2.275cm" svg:y="43.15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2" draw:layer="layout" svg:width="7.948cm" svg:height="0.607cm" svg:x="2.125cm" svg:y="42.155cm">
          <draw:text-box>
            <text:p><text:span text:style-name="T4">If coop price &gt; individual price (=overproductive plan)</text:span></text:p>
          </draw:text-box>
        </draw:frame>
        <draw:custom-shape draw:style-name="gr15" draw:text-style-name="P9" xml:id="id22" draw:id="id22" draw:layer="layout" svg:width="1.5cm" svg:height="1.5cm" svg:x="2.275cm" svg:y="46.00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8" xml:id="id23" draw:id="id23" draw:layer="layout" svg:width="1.5cm" svg:height="1.5cm" svg:x="12.85cm" svg:y="46.00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4" draw:layer="layout" svg:x1="3.775cm" svg:y1="46.755cm" svg:x2="12.85cm" svg:y2="46.755cm" draw:start-shape="id22" draw:start-glue-point="7" draw:end-shape="id23" draw:end-glue-point="5" svg:d="M3775 46755h9075" svg:viewBox="0 0 9076 1">
          <text:p text:style-name="P13"><text:span text:style-name="T3">Individual price – coop price</text:span></text:p>
          <text:p text:style-name="P13"><text:span text:style-name="T3"/></text:p>
        </draw:connector>
        <draw:frame draw:style-name="gr19" draw:text-style-name="P12" draw:layer="layout" svg:width="8.143cm" svg:height="0.607cm" svg:x="2.214cm" svg:y="45.005cm">
          <draw:text-box>
            <text:p><text:span text:style-name="T4">If coop price &lt; individual price (=underproductive </text:span><text:span text:style-name="T4">plan)</text:span></text:p>
          </draw:text-box>
        </draw:frame>
        <draw:custom-shape draw:style-name="gr15" draw:text-style-name="P9" xml:id="id25" draw:id="id25" draw:layer="layout" svg:width="1.5cm" svg:height="1.5cm" svg:x="12.95cm" svg:y="53.748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5" draw:layer="layout" draw:type="line" svg:x1="3.817cm" svg:y1="54.505cm" svg:x2="12.95cm" svg:y2="54.498cm" draw:start-shape="id24" draw:start-glue-point="7" draw:end-shape="id25" draw:end-glue-point="5" svg:d="M3817 54505l9133-7" svg:viewBox="0 0 9134 8">
          <text:p text:style-name="P13"><text:span text:style-name="T3">Coop price – individual price</text:span></text:p>
          <text:p text:style-name="P13"><text:span text:style-name="T3"/></text:p>
        </draw:connector>
        <draw:custom-shape draw:style-name="gr11" draw:text-style-name="P8" xml:id="id24" draw:id="id24" draw:layer="layout" svg:width="1.5cm" svg:height="1.5cm" svg:x="2.317cm" svg:y="53.755cm">
          <text:p text:style-name="P16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2" draw:layer="layout" svg:width="7.948cm" svg:height="0.607cm" svg:x="2.267cm" svg:y="52.555cm">
          <draw:text-box>
            <text:p text:style-name="P17"><text:span text:style-name="T5">If coop price &gt; </text:span><text:span text:style-name="T4">individual price (=overproductive plan)</text:span></text:p>
          </draw:text-box>
        </draw:frame>
        <draw:custom-shape draw:style-name="gr15" draw:text-style-name="P9" xml:id="id26" draw:id="id26" draw:layer="layout" svg:width="1.5cm" svg:height="1.5cm" svg:x="2.317cm" svg:y="56.80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8" xml:id="id27" draw:id="id27" draw:layer="layout" svg:width="1.5cm" svg:height="1.5cm" svg:x="12.95cm" svg:y="56.805cm">
          <text:p text:style-name="P16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4" draw:layer="layout" svg:x1="3.817cm" svg:y1="57.555cm" svg:x2="12.95cm" svg:y2="57.555cm" draw:start-shape="id26" draw:start-glue-point="7" draw:end-shape="id27" draw:end-glue-point="5" svg:d="M3817 57555h9133" svg:viewBox="0 0 9134 1">
          <text:p text:style-name="P13"><text:span text:style-name="T3">Individual price – coop price</text:span></text:p>
          <text:p text:style-name="P13"><text:span text:style-name="T3"/></text:p>
        </draw:connector>
        <draw:frame draw:style-name="gr19" draw:text-style-name="P12" draw:layer="layout" svg:width="8.143cm" svg:height="0.607cm" svg:x="2.256cm" svg:y="55.805cm">
          <draw:text-box>
            <text:p text:style-name="P17"><text:span text:style-name="T5">If coop price &lt; </text:span><text:span text:style-name="T4">individual price (=underproductive </text:span><text:span text:style-name="T4">plan)</text:span></text:p>
          </draw:text-box>
        </draw:frame>
        <draw:custom-shape draw:style-name="gr11" draw:text-style-name="P8" xml:id="id28" draw:id="id28" draw:layer="layout" svg:width="1.5cm" svg:height="1.5cm" svg:x="12.95cm" svg:y="61.855cm">
          <text:p text:style-name="P2"><text:span text:style-name="T2">(Selling)</text:span></text:p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svg:x1="3.116cm" svg:y1="62.605cm" svg:x2="12.95cm" svg:y2="62.605cm" draw:end-shape="id28" draw:end-glue-point="5" svg:d="M3116 62605h9834" svg:viewBox="0 0 9835 1">
          <text:p text:style-name="P4"><text:span text:style-name="T3">Coop price</text:span></text:p>
          <text:p text:style-name="P4"><text:span text:style-name="T3"/></text:p>
        </draw:connector>
        <draw:custom-shape draw:style-name="gr2" draw:text-style-name="P3" draw:layer="layout" svg:width="1.5cm" svg:height="1.5cm" svg:x="1.641cm" svg:y="61.855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7" draw:text-style-name="P12" draw:layer="layout" svg:width="7.948cm" svg:height="0.607cm" svg:x="2.167cm" svg:y="63.7cm">
          <draw:text-box>
            <text:p text:style-name="P17"><text:span text:style-name="T5">If coop price &gt; </text:span><text:span text:style-name="T4">individual price (=overproductive plan)</text:span></text:p>
          </draw:text-box>
        </draw:frame>
        <draw:custom-shape draw:style-name="gr11" draw:text-style-name="P8" xml:id="id1" draw:id="id1" draw:layer="layout" svg:width="1.5cm" svg:height="1.5cm" svg:x="1.566cm" svg:y="16.6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xml:id="id3" draw:id="id3" draw:layer="layout" svg:width="1.5cm" svg:height="1.5cm" svg:x="1.566cm" svg:y="18.3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xml:id="id5" draw:id="id5" draw:layer="layout" svg:width="1.5cm" svg:height="1.5cm" svg:x="1.566cm" svg:y="20.1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15" draw:id="id15" draw:layer="layout" svg:width="1.5cm" svg:height="1.5cm" svg:x="1.56cm" svg:y="35.4cm">
          <text:p text:style-name="P2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18" draw:layer="layout" svg:width="1.5cm" svg:height="1.5cm" svg:x="1.55cm" svg:y="3.275cm">
          <text:p text:style-name="P4"><text:span text:style-name="T2">Company</text:span></text:p>
          <text:p text:style-name="P4"><text:span text:style-name="T2"/></text:p>
          <text:p text:style-name="P4"><text:span text:style-name="T2">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1" draw:text-style-name="P19" draw:layer="layout" svg:width="4cm" svg:height="1.038cm" svg:x="0.95cm" svg:y="1.115cm">
          <draw:text-box>
            <text:p><text:span text:style-name="T6">Ac</text:span><text:span text:style-name="T6">co</text:span><text:span text:style-name="T6">unt</text:span><text:span text:style-name="T6">s</text:span></text:p>
          </draw:text-box>
        </draw:frame>
        <draw:custom-shape draw:style-name="gr2" draw:text-style-name="P3" draw:layer="layout" svg:width="1.5cm" svg:height="1.5cm" svg:x="4.1cm" svg:y="3.275cm">
          <text:p text:style-name="P2"><text:span text:style-name="T2">Company</text:span></text:p>
          <text:p text:style-name="P2"><text:span text:style-name="T2"/></text:p>
          <text:p text:style-name="P2"><text:span text:style-name="T2">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5cm" svg:height="1.5cm" svg:x="6.735cm" svg:y="3.275cm">
          <text:p text:style-name="P2"><text:span text:style-name="T2">Company</text:span></text:p>
          <text:p text:style-name="P2"><text:span text:style-name="T2"/></text:p>
          <text:p text:style-name="P2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1.5cm" svg:height="1.5cm" svg:x="9.31cm" svg:y="3.275cm">
          <text:p text:style-name="P2"><text:span text:style-name="T2">Company</text:span></text:p>
          <text:p text:style-name="P2"><text:span text:style-name="T2"/></text:p>
          <text:p text:style-name="P2"><text:span text:style-name="T2">P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0" draw:layer="layout" svg:width="1.5cm" svg:height="1.5cm" svg:x="1.587cm" svg:y="5.65cm">
          <text:p text:style-name="P4"><text:span text:style-name="T2">Social Account-ing</text:span></text:p>
          <text:p text:style-name="P4"><text:span text:style-name="T2"/></text:p>
          <text:p text:style-name="P4"><text:span text:style-name="T2">PS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1" draw:layer="layout" svg:width="1.5cm" svg:height="1.5cm" svg:x="4.113cm" svg:y="5.65cm">
          <text:p text:style-name="P4"><text:span text:style-name="T2">Me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22" draw:layer="layout" svg:width="4.113cm" svg:height="1.038cm" svg:x="1.053cm" svg:y="8.965cm">
          <draw:text-box>
            <text:p><text:span text:style-name="T7">Tr</text:span><text:span text:style-name="T7">an</text:span><text:span text:style-name="T7">sfe</text:span><text:span text:style-name="T7">rs</text:span></text:p>
          </draw:text-box>
        </draw:frame>
        <draw:custom-shape draw:style-name="gr15" draw:text-style-name="P9" draw:layer="layout" svg:width="1.5cm" svg:height="1.5cm" svg:x="6.765cm" svg:y="5.6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9" xml:id="id30" draw:id="id30" draw:layer="layout" svg:width="1.5cm" svg:height="1.5cm" svg:x="12.95cm" svg:y="64.893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15" draw:layer="layout" draw:type="line" svg:x1="3.971cm" svg:y1="65.65cm" svg:x2="12.95cm" svg:y2="65.643cm" draw:start-shape="id29" draw:start-glue-point="7" draw:end-shape="id30" draw:end-glue-point="5" svg:d="M3971 65650l8979-7" svg:viewBox="0 0 8980 8">
          <text:p text:style-name="P13"><text:span text:style-name="T3">Coop price – individual price</text:span></text:p>
          <text:p text:style-name="P13"><text:span text:style-name="T3"/></text:p>
        </draw:connector>
        <draw:custom-shape draw:style-name="gr25" draw:text-style-name="P23" xml:id="id29" draw:id="id29" draw:layer="layout" svg:width="1.5cm" svg:height="1.5cm" svg:x="2.471cm" svg:y="64.9cm">
          <text:p text:style-name="P16"><text:span text:style-name="T2">(Selling)</text:span></text:p>
          <text:p text:style-name="P16"><text:span text:style-name="T2">Company</text:span></text:p>
          <text:p text:style-name="P16"><text:span text:style-name="T2"/></text:p>
          <text:p text:style-name="P16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xml:id="id31" draw:id="id31" draw:layer="layout" svg:width="1.5cm" svg:height="1.5cm" svg:x="2.471cm" svg:y="67.95cm">
          <text:p text:style-name="P2"><text:span text:style-name="T2">Coopera-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3" xml:id="id32" draw:id="id32" draw:layer="layout" svg:width="1.5cm" svg:height="1.5cm" svg:x="12.95cm" svg:y="67.95cm">
          <text:p text:style-name="P16"><text:span text:style-name="T2">(Selling)</text:span></text:p>
          <text:p text:style-name="P16"><text:span text:style-name="T2">Company</text:span></text:p>
          <text:p text:style-name="P16"><text:span text:style-name="T2"/></text:p>
          <text:p text:style-name="P16"><text:span text:style-name="T2">P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4" draw:layer="layout" svg:x1="3.971cm" svg:y1="68.7cm" svg:x2="12.95cm" svg:y2="68.7cm" draw:start-shape="id31" draw:start-glue-point="7" draw:end-shape="id32" draw:end-glue-point="5" svg:d="M3971 68700h8979" svg:viewBox="0 0 8980 1">
          <text:p text:style-name="P13"><text:span text:style-name="T3">Individual price – coop price</text:span></text:p>
          <text:p text:style-name="P13"><text:span text:style-name="T3"/></text:p>
        </draw:connector>
        <draw:frame draw:style-name="gr19" draw:text-style-name="P12" draw:layer="layout" svg:width="8.143cm" svg:height="0.607cm" svg:x="2.256cm" svg:y="66.95cm">
          <draw:text-box>
            <text:p text:style-name="P17"><text:span text:style-name="T5">If coop price &lt; </text:span><text:span text:style-name="T4">individual price (=underproductive </text:span><text:span text:style-name="T4">plan)</text:span></text:p>
          </draw:text-box>
        </draw:frame>
        <draw:custom-shape draw:style-name="gr27" draw:text-style-name="P24" xml:id="id33" draw:id="id33" draw:layer="layout" svg:width="1.5cm" svg:height="1.5cm" svg:x="1.516cm" svg:y="12.362cm">
          <text:p text:style-name="P2"><text:span text:style-name="T2">Debit accou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4" xml:id="id34" draw:id="id34" draw:layer="layout" svg:width="1.5cm" svg:height="1.5cm" svg:x="12.841cm" svg:y="12.362cm">
          <text:p text:style-name="P2"><text:span text:style-name="T2">Credit accou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5" draw:layer="layout" svg:x1="3.016cm" svg:y1="13.112cm" svg:x2="12.841cm" svg:y2="13.112cm" draw:start-shape="id33" draw:start-glue-point="7" draw:end-shape="id34" draw:end-glue-point="5" svg:d="M3016 13112h9825" svg:viewBox="0 0 9826 1">
          <text:p text:style-name="P4"><text:span text:style-name="T3">Value</text:span></text:p>
          <text:p text:style-name="P4"><text:span text:style-name="T3"/></text:p>
        </draw:connector>
        <draw:frame draw:style-name="gr29" draw:text-style-name="P26" draw:layer="layout" svg:width="2.647cm" svg:height="1.038cm" svg:x="1.253cm" svg:y="10.8cm">
          <draw:text-box>
            <text:p text:style-name="P25"><text:span text:style-name="T8">Legen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8cm" fo:page-height="7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09:26:19.475339369</meta:creation-date>
    <dc:date>2025-10-07T11:25:08.677479355</dc:date>
    <meta:editing-duration>PT3H35M7S</meta:editing-duration>
    <meta:editing-cycles>53</meta:editing-cycles>
    <meta:generator>LibreOffice/24.2.7.2$Linux_X86_64 LibreOffice_project/420$Build-2</meta:generator>
    <meta:document-statistic meta:object-count="76"/>
  </office:meta>
</office:document-meta>
</file>